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6efd" officeooo:paragraph-rsid="00136efd"/>
    </style:style>
    <style:style style:name="P2" style:family="paragraph" style:parent-style-name="Standard">
      <style:text-properties officeooo:rsid="0014c10b" officeooo:paragraph-rsid="0014c10b"/>
    </style:style>
    <style:style style:name="P3" style:family="paragraph" style:parent-style-name="Standard">
      <style:text-properties officeooo:paragraph-rsid="0014c10b"/>
    </style:style>
    <style:style style:name="P4" style:family="paragraph" style:parent-style-name="Standard">
      <style:paragraph-properties fo:break-before="page"/>
      <style:text-properties officeooo:paragraph-rsid="0014c10b"/>
    </style:style>
    <style:style style:name="P5" style:family="paragraph" style:parent-style-name="Standard">
      <style:text-properties officeooo:rsid="00136efd" officeooo:paragraph-rsid="00136efd"/>
    </style:style>
    <style:style style:name="P6" style:family="paragraph" style:parent-style-name="Standard">
      <style:text-properties officeooo:rsid="0016db27" officeooo:paragraph-rsid="0016db27"/>
    </style:style>
    <style:style style:name="P7" style:family="paragraph" style:parent-style-name="Standard">
      <style:text-properties officeooo:rsid="00175580" officeooo:paragraph-rsid="00175580"/>
    </style:style>
    <style:style style:name="P8" style:family="paragraph" style:parent-style-name="Standard">
      <style:text-properties officeooo:rsid="00194457" officeooo:paragraph-rsid="00194457"/>
    </style:style>
    <style:style style:name="T1" style:family="text">
      <style:text-properties officeooo:rsid="0014c10b"/>
    </style:style>
    <style:style style:name="T2" style:family="text">
      <style:text-properties officeooo:rsid="0016db27"/>
    </style:style>
    <style:style style:name="T3" style:family="text">
      <style:text-properties officeooo:rsid="0019de9e"/>
    </style:style>
    <style:style style:name="T4" style:family="text">
      <style:text-properties officeooo:rsid="001c0849"/>
    </style:style>
    <style:style style:name="T5" style:family="text">
      <style:text-properties officeooo:rsid="001cd9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EAF → info extra</text:p>
      <text:p text:style-name="Standard"><text:a xlink:type="simple" xlink:href="https://drive.google.com/file/d/1P-aapZwUxGq-HbQ2Cg0Qb3wxGoCs6b13/view" text:style-name="Internet_20_link" text:visited-style-name="Visited_20_Internet_20_Link">https://drive.google.com/file/d/1P-aapZwUxGq-HbQ2Cg0Qb3wxGoCs6b13/view</text:a></text:p>
      <text:p text:style-name="Standard"/>
      <text:p text:style-name="Standard"/>
      <text:p text:style-name="P1">5 Paginas como minimo:</text:p>
      <text:p text:style-name="P1"><text:tab/>1 de ellas con info extendida de acogimiento familiar, pasos y procedimientos</text:p>
      <text:p text:style-name="P1"/>
      <text:p text:style-name="P1">Usar imagenes, pero ojo con imagenes de menores → Alguna IA que cree imagenes falsas</text:p>
      <text:p text:style-name="P1"/>
      <text:p text:style-name="P1"><text:a xlink:type="simple" xlink:href="https://this-person-does-not-exist.com/es" text:style-name="Internet_20_link" text:visited-style-name="Visited_20_Internet_20_Link">https://this-person-does-not-exist.com/es</text:a> → <text:span text:style-name="T2">para imagenes en las “personas”</text:span></text:p>
      <text:p text:style-name="P1"/>
      <text:p text:style-name="P1">Responsive (sobre todo movil) → Movil first?</text:p>
      <text:p text:style-name="P1"/>
      <text:p text:style-name="P1">Amplio soporte de navegadores, Chrome y Firefox si o si, e Internet Explorer 11 si se puede</text:p>
      <text:p text:style-name="P1"/>
      <text:p text:style-name="P1">Minimo 2 animaciones (carussel, en la pagina extendida animaciones en el scroll, o al abrir la pagina no se)</text:p>
      <text:p text:style-name="P1"/>
      <text:p text:style-name="P1">SOLO HTML5 y CSS3 (no framewokrs), se puede algo de JS minimo para alguna cosilla mas visual pero no abusar</text:p>
      <text:p text:style-name="P1"/>
      <text:p text:style-name="P1">USAR flex, gris imagenes responsive, etc</text:p>
      <text:p text:style-name="P1"/>
      <text:p text:style-name="P1">WEB bonita y llamativa, TIENE que ser USABLE y TIENE que ser ACCESIBLE</text:p>
      <text:p text:style-name="P1"/>
      <text:p text:style-name="P1"/>
      <text:p text:style-name="P2">A entregar:<text:line-break/></text:p>
      <text:p text:style-name="P2">Modelos del proceso de diseño:</text:p>
      <text:p text:style-name="P2"><text:tab/>Personas (5 minimo)</text:p>
      <text:p text:style-name="P2"><text:tab/>Modelos conceptuales</text:p>
      <text:p text:style-name="P2"><text:tab/>Mapa del sitio</text:p>
      <text:p text:style-name="P2"><text:tab/>Bocetos ( y si fuese necesario texto de explicar algun boceto)</text:p>
      <text:p text:style-name="P2">Codigo fuente (HTML + CSS, + posible JS)</text:p>
      <text:p text:style-name="P2"/>
      <text:p text:style-name="P1"/>
      <text:p text:style-name="P6">Paginas:</text:p>
      <text:p text:style-name="P6">Inicio: informacion sobre que es y el origen y motivo <text:span text:style-name="T4">del dia del pijama </text:span><text:span text:style-name="T5">y objetivos (mirar del pdf)</text:span></text:p>
      <text:p text:style-name="P6"><text:tab/></text:p>
      <text:p text:style-name="P6"><text:span text:style-name="T4">Acogida: </text:span>Quien puede acoger</text:p>
      <text:p text:style-name="P6"><text:tab/> <text:s text:c="3"/>Pasos para acoger</text:p>
      <text:p text:style-name="P6"><text:tab/> <text:s text:c="3"/>ayudas a familias acogedoras</text:p>
      <text:p text:style-name="P6"><text:span text:style-name="T4">S</text:span>obre nosotr<text:span text:style-name="T3">os </text:span><text:s/>ASAEF??</text:p>
      <text:p text:style-name="P8"><text:span text:style-name="T3">Colabora </text:span>(Donaciones, Pratocinador)</text:p>
      <text:p text:style-name="P6">Apunta tu cole</text:p>
      <text:p text:style-name="P7">Contacto</text:p>
      <text:p text:style-name="P6"/>
      <text:p text:style-name="P6"/>
      <text:p text:style-name="P4"><text:span text:style-name="T1">Dia del Pijama, ASEAF (</text:span>a Asociación Estatal de Acogimiento Familiar) </text:p>
      <text:p text:style-name="P3">Convención Internacional de los Derechos del Niño </text:p>
      <text:p text:style-name="P2">Niños que viven en un centro de acogida y se quiere promocionar el derecho a un hogar y una familia</text:p>
      <text:p text:style-name="P2"/>
      <text:p text:style-name="P2">TODOS los años se realiza distintas acciones en instituciones educativas (mirar años anteriores por si se puede añadir una pagina con algo tipo “Historico”)</text:p>
      <text:p text:style-name="P2"/>
      <text:p text:style-name="P2">Derecho de todos los y las menores de vivir en un entorno seguro, REPRESENTADO por la seguridad de ir en pijama, contar un cuento y ser arropado por tu familia antes de dormir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4T10:53:22.105000000</meta:creation-date>
    <dc:date>2022-11-09T16:24:00.981000000</dc:date>
    <meta:editing-duration>P1DT3H1M24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34" meta:word-count="294" meta:character-count="1830" meta:non-whitespace-character-count="1548"/>
  </office:meta>
</office:document-meta>
</file>